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7f9" officeooo:paragraph-rsid="000f47f9"/>
    </style:style>
    <style:style style:name="P2" style:family="paragraph" style:parent-style-name="Standard">
      <style:text-properties officeooo:paragraph-rsid="000f59fa"/>
    </style:style>
    <style:style style:name="P3" style:family="paragraph" style:parent-style-name="Standard">
      <style:text-properties officeooo:paragraph-rsid="000fa0b0"/>
    </style:style>
    <style:style style:name="P4" style:family="paragraph" style:parent-style-name="Standard">
      <style:text-properties officeooo:rsid="000ffbf6" officeooo:paragraph-rsid="000ffbf6"/>
    </style:style>
    <style:style style:name="P5" style:family="paragraph" style:parent-style-name="Standard">
      <style:text-properties officeooo:rsid="0012a2e6" officeooo:paragraph-rsid="0012a2e6"/>
    </style:style>
    <style:style style:name="T1" style:family="text">
      <style:text-properties officeooo:rsid="000f59fa"/>
    </style:style>
    <style:style style:name="T2" style:family="text">
      <style:text-properties officeooo:rsid="000fa0b0"/>
    </style:style>
    <style:style style:name="T3" style:family="text">
      <style:text-properties officeooo:rsid="00127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ème graphique</text:p>
      <text:p text:style-name="P1"/>
      <text:p text:style-name="P2"><text:span text:style-name="T2">Couleur principale : </text:span><text:span text:style-name="T1">noir bleuté </text:span>#0f172a</text:p>
      <text:p text:style-name="P2"/>
      <text:p text:style-name="P3"><text:span text:style-name="T2">Couleur secondaire : ambre doré </text:span>#f59e0b <text:span text:style-name="T2">ou metallic gold #d3af37</text:span></text:p>
      <text:p text:style-name="P3"/>
      <text:p text:style-name="P5">Champs à remplier : gris #D9D9D9</text:p>
      <text:p text:style-name="P3"/>
      <text:p text:style-name="P4"><text:span text:style-name="T3">P</text:span>olice principale : merriweather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8:34:51.827212991</meta:creation-date>
    <dc:date>2026-02-04T19:18:24.999279979</dc:date>
    <meta:editing-duration>PT43M31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28" meta:character-count="183" meta:non-whitespace-character-count="160"/>
  </office:meta>
</office:document-meta>
</file>